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repository contains only Java solutions to the miscellaneous problems mostly from HackerEarth and HackerRank and an few problems from URI Online Judge, Project Euler and CodeChef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kansha Doshi</meta:initial-creator>
    <meta:creation-date>2015-06-25T19:14:09</meta:creation-date>
    <dc:date>2015-06-25T19:29:17</dc:date>
    <dc:creator>Aakansha Doshi</dc:creator>
    <meta:editing-duration>P0D</meta:editing-duration>
    <meta:editing-cycles>1</meta:editing-cycles>
    <meta:document-statistic meta:table-count="0" meta:image-count="0" meta:object-count="0" meta:page-count="1" meta:paragraph-count="1" meta:word-count="27" meta:character-count="184" meta:non-whitespace-character-count="158"/>
    <meta:generator>LibreOffice/3.5$Linux_X86_64 LibreOffice_project/350m1$Build-2</meta:generator>
  </office:meta>
</office:document-meta>
</file>